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fo:font-size="9pt" fo:language="ru" fo:country="RU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Раздел3">
        <text:p text:style-name="P2">12.02.2018 12:09:36<text:tab/></text:p>
        <text:p text:style-name="P2">Чтение идентификационных данных</text:p>
        <text:p text:style-name="P2">Внутренний номер: 4098</text:p>
        <text:p text:style-name="P2">Серийный номер: 34</text:p>
        <text:p text:style-name="P2">Номер поставки: 4</text:p>
        <text:p text:style-name="P2"/>
        <text:p text:style-name="P2">12.02.2018 12:09:38<text:tab/></text:p>
        <text:p text:style-name="P2">Чтение времени интегрирования</text:p>
        <text:p text:style-name="P2">254</text:p>
        <text:p text:style-name="P2"/>
        <text:p text:style-name="P2"/>
        <text:p text:style-name="P2"/>
        <text:p text:style-name="P2">12.02.2018 12:09:39<text:tab/></text:p>
        <text:p text:style-name="P2">Чтение порогов</text:p>
        <text:p text:style-name="P2">канал 1: рабочий порог 500</text:p>
        <text:p text:style-name="P2">канал 1: аварийный порог 1000</text:p>
      </text:section>
      <text:section text:style-name="Sect1" text:name="Раздел1">
        <text:p text:style-name="P5">Диапазон 1</text:p>
        <text:p text:style-name="P5">Диапазон 2</text:p>
        <text:p text:style-name="P5">Диапазон 3</text:p>
      </text:section>
      <text:p text:style-name="P4"/>
      <text:section text:style-name="Sect1" text:name="Section1">
        <text:p text:style-name="P3">12.02.2018 13:51:01<text:tab/>Чтение коэффициентов</text:p>
        <text:p text:style-name="P3">Cчётчик 1: мёртвое время: 9.514e-005</text:p>
        <text:p text:style-name="P3">Cчётчик 1: коэффициент: 0.06349</text:p>
        <text:p text:style-name="P3">Cчётчик 1: собственный фон: 0.5329</text:p>
        <text:p text:style-name="P3">Cчётчик 2: мёртвое время: 8.156e-005</text:p>
        <text:p text:style-name="P3">Cчётчик 2: коэффициент: 0.06091</text:p>
        <text:p text:style-name="P3">Cчётчик 2: собственный фон: 0.7039</text:p>
        <text:p text:style-name="P3">Cчётчик 3: мёртвое время: 6.807e-005</text:p>
        <text:p text:style-name="P3">Cчётчик 3: коэффициент: 0.05476</text:p>
        <text:p text:style-name="P3">Cчётчик 3: собственный фон: 0.6725</text:p>
        <text:p text:style-name="P3">Cчётчик 4: мёртвое время: 8.713e-005</text:p>
        <text:p text:style-name="P3">Cчётчик 4: коэффициент: 0.06213</text:p>
        <text:p text:style-name="P3">Cчётчик 4: собственный фон: 0.8734</text:p>
        <text:p text:style-name="P3">Cчётчик 5: мёртвое время: 9.463e-005</text:p>
        <text:p text:style-name="P3">Cчётчик 5: коэффициент: 0.06441</text:p>
        <text:p text:style-name="P3">Cчётчик 5: собственный фон: 1.014</text:p>
        <text:p text:style-name="P3">Cчётчик 6: мёртвое время: 7.557e-005</text:p>
        <text:p text:style-name="P3">Cчётчик 6: коэффициент: 0.05687</text:p>
        <text:p text:style-name="P3">Cчётчик 6: собственный фон: 1.08</text:p>
        <text:p text:style-name="P3"/>
        <text:p text:style-name="P3"/>
        <text:p text:style-name="P3">12.02.2018 13:51:05<text:tab/>Чтение коэффициентов</text:p>
        <text:p text:style-name="P3">Cчётчик 1: мёртвое время: 2.521e-005</text:p>
        <text:p text:style-name="P3">Cчётчик 1: коэффициент: 6.989</text:p>
        <text:p text:style-name="P3">Cчётчик 1: собственный фон: 0</text:p>
        <text:p text:style-name="P3">Cчётчик 2: мёртвое время: 2.72e-005</text:p>
        <text:p text:style-name="P3">Cчётчик 2: коэффициент: 6.119</text:p>
        <text:p text:style-name="P3">Cчётчик 2: собственный фон: 0</text:p>
        <text:p text:style-name="P3">Cчётчик 3: мёртвое время: 2.476e-005</text:p>
        <text:p text:style-name="P3">Cчётчик 3: коэффициент: 5.967</text:p>
        <text:p text:style-name="P3">Cчётчик 3: собственный фон: 0</text:p>
        <text:p text:style-name="P3">Cчётчик 4: мёртвое время: 3.544e-005</text:p>
        <text:p text:style-name="P3">Cчётчик 4: коэффициент: 5.59</text:p>
        <text:p text:style-name="P3">Cчётчик 4: собственный фон: 0</text:p>
        <text:p text:style-name="P3">Cчётчик 5: мёртвое время: 2.498e-005</text:p>
        <text:p text:style-name="P3">Cчётчик 5: коэффициент: 7.19</text:p>
        <text:p text:style-name="P3">Cчётчик 5: собственный фон: 0</text:p>
        <text:p text:style-name="P3">Cчётчик 6: мёртвое время: 2.549e-005</text:p>
        <text:p text:style-name="P3">Cчётчик 6: коэффициент: 5.839</text:p>
        <text:p text:style-name="P3">Cчётчик 6: собственный фон: 0</text:p>
        <text:p text:style-name="P3"/>
        <text:p text:style-name="P3"/>
        <text:p text:style-name="P3">12.02.2018 13:51:10<text:tab/>Чтение коэффициентов</text:p>
        <text:p text:style-name="P3">Cчётчик 1: мёртвое время: 0.0001144</text:p>
        <text:p text:style-name="P3">Cчётчик 1: коэффициент: 513.9</text:p>
        <text:p text:style-name="P3">Cчётчик 1: собственный фон: 0</text:p>
        <text:p text:style-name="P3">Cчётчик 2: мёртвое время: 0.0001172</text:p>
        <text:p text:style-name="P3">Cчётчик 2: коэффициент: 430</text:p>
        <text:p text:style-name="P3">Cчётчик 2: собственный фон: 0</text:p>
        <text:p text:style-name="P3">Cчётчик 3: мёртвое время: 0.0001227</text:p>
        <text:p text:style-name="P3">Cчётчик 3: коэффициент: 357.6</text:p>
        <text:p text:style-name="P3">Cчётчик 3: собственный фон: 0</text:p>
        <text:p text:style-name="P3">Cчётчик 4: мёртвое время: 0.0001168</text:p>
        <text:p text:style-name="P3">Cчётчик 4: коэффициент: 448.6</text:p>
        <text:p text:style-name="P3">Cчётчик 4: собственный фон: 0</text:p>
        <text:p text:style-name="P3">Cчётчик 5: мёртвое время: 0.0001187</text:p>
        <text:p text:style-name="P3">Cчётчик 5: коэффициент: 454.8</text:p>
        <text:p text:style-name="P3">Cчётчик 5: собственный фон: 0</text:p>
        <text:p text:style-name="P3">Cчётчик 6: мёртвое время: 0.0001161</text:p>
        <text:p text:style-name="P3">Cчётчик 6: коэффициент: 460.6</text:p>
        <text:p text:style-name="P3">Cчётчик 6: собственный фон: 0</text:p>
      </text:section>
      <text:p text:style-name="P6"/>
      <text:p text:style-name="P5"/>
      <text:p text:style-name="P5"/>
      <text:p text:style-name="P5"/>
      <text:p text:style-name="P5"/>
      <text:section text:style-name="Sect1" text:name="Раздел4">
        <text:p text:style-name="P1">12.02.2018 12:13:32<text:tab/></text:p>
        <text:p text:style-name="P1">Чтение идентификационных данных</text:p>
        <text:p text:style-name="P1">Внутренний номер: 4096</text:p>
        <text:p text:style-name="P1">Серийный номер: 32</text:p>
        <text:p text:style-name="P1">Номер поставки: 4</text:p>
        <text:p text:style-name="P1"/>
        <text:p text:style-name="P1">12.02.2018 12:13:35<text:tab/></text:p>
        <text:p text:style-name="P1">Чтение времени интегрирования</text:p>
        <text:p text:style-name="P1">255</text:p>
        <text:p text:style-name="P1"/>
        <text:p text:style-name="P1"/>
        <text:p text:style-name="P1"/>
        <text:p text:style-name="P1">12.02.2018 12:13:37<text:tab/></text:p>
        <text:p text:style-name="P1">Чтение порогов</text:p>
        <text:p text:style-name="P1">канал 1: рабочий порог 500</text:p>
        <text:p text:style-name="P1">канал 1: аварийный порог 1000</text:p>
      </text:section>
      <text:p text:style-name="P5"/>
      <text:section text:style-name="Sect1" text:name="Раздел5">
        <text:p text:style-name="P5">Диапазон 1</text:p>
        <text:p text:style-name="P5">Диапазон 2</text:p>
        <text:p text:style-name="P5">Диапазон 3</text:p>
      </text:section>
      <text:p text:style-name="P5"/>
      <text:section text:style-name="Sect1" text:name="Раздел2">
        <text:p text:style-name="P1">12.02.2018 12:13:40<text:tab/></text:p>
        <text:p text:style-name="P1">Чтение коэффициентов</text:p>
        <text:p text:style-name="P1">Cчётчик 1: мёртвое время: 8.545e-005</text:p>
        <text:p text:style-name="P1">Cчётчик 1: коэффициент: 0.06544</text:p>
        <text:p text:style-name="P1">Cчётчик 1: собственный фон: 0.7163</text:p>
        <text:p text:style-name="P1">Cчётчик 2: мёртвое время: 9.324e-005</text:p>
        <text:p text:style-name="P1">Cчётчик 2: коэффициент: 0.06422</text:p>
        <text:p text:style-name="P1">Cчётчик 2: собственный фон: 0.5617</text:p>
        <text:p text:style-name="P1">Cчётчик 3: мёртвое время: 8.475e-005</text:p>
        <text:p text:style-name="P1">Cчётчик 3: коэффициент: 0.06423</text:p>
        <text:p text:style-name="P1">Cчётчик 3: собственный фон: 0.5653</text:p>
        <text:p text:style-name="P1">Cчётчик 4: мёртвое время: 7.55e-005</text:p>
        <text:p text:style-name="P1">Cчётчик 4: коэффициент: 0.06254</text:p>
        <text:p text:style-name="P1">Cчётчик 4: собственный фон: 0.7697</text:p>
        <text:p text:style-name="P1">Cчётчик 5: мёртвое время: 9.545e-005</text:p>
        <text:p text:style-name="P1">Cчётчик 5: коэффициент: 0.06466</text:p>
        <text:p text:style-name="P1">Cчётчик 5: собственный фон: 0.6179</text:p>
        <text:p text:style-name="P1">Cчётчик 6: мёртвое время: 9e-005</text:p>
        <text:p text:style-name="P1">Cчётчик 6: коэффициент: 0.06262</text:p>
        <text:p text:style-name="P1">Cчётчик 6: собственный фон: 0.5505</text:p>
        <text:p text:style-name="P1"/>
        <text:p text:style-name="P1"/>
        <text:p text:style-name="P1">12.02.2018 12:13:45<text:tab/></text:p>
        <text:p text:style-name="P1">Чтение коэффициентов</text:p>
        <text:p text:style-name="P1">Cчётчик 1: мёртвое время: 2.72e-005</text:p>
        <text:p text:style-name="P1">Cчётчик 1: коэффициент: 7.264</text:p>
        <text:p text:style-name="P1">Cчётчик 1: собственный фон: 0</text:p>
        <text:p text:style-name="P1">Cчётчик 2: мёртвое время: 2.578e-005</text:p>
        <text:p text:style-name="P1">Cчётчик 2: коэффициент: 8.722</text:p>
        <text:p text:style-name="P1">Cчётчик 2: собственный фон: 0</text:p>
        <text:p text:style-name="P1">Cчётчик 3: мёртвое время: 2.363e-005</text:p>
        <text:p text:style-name="P1">Cчётчик 3: коэффициент: 7.267</text:p>
        <text:p text:style-name="P1">Cчётчик 3: собственный фон: 0</text:p>
        <text:p text:style-name="P1">Cчётчик 4: мёртвое время: 2.395e-005</text:p>
        <text:p text:style-name="P1">Cчётчик 4: коэффициент: 8.192</text:p>
        <text:p text:style-name="P1">Cчётчик 4: собственный фон: 0</text:p>
        <text:p text:style-name="P1">Cчётчик 5: мёртвое время: 3.065e-005</text:p>
        <text:p text:style-name="P1">Cчётчик 5: коэффициент: 8.01</text:p>
        <text:p text:style-name="P1">Cчётчик 5: собственный фон: 0</text:p>
        <text:p text:style-name="P1">Cчётчик 6: мёртвое время: 2.763e-005</text:p>
        <text:p text:style-name="P1">Cчётчик 6: коэффициент: 7.449</text:p>
        <text:p text:style-name="P1">Cчётчик 6: собственный фон: 0</text:p>
        <text:p text:style-name="P1"/>
        <text:p text:style-name="P1"/>
        <text:p text:style-name="P1">12.02.2018 12:13:49<text:tab/></text:p>
        <text:p text:style-name="P1">Чтение коэффициентов</text:p>
        <text:p text:style-name="P1">Cчётчик 1: мёртвое время: 0.0001162</text:p>
        <text:p text:style-name="P1">Cчётчик 1: коэффициент: 535.8</text:p>
        <text:p text:style-name="P1">Cчётчик 1: собственный фон: 0</text:p>
        <text:p text:style-name="P1">Cчётчик 2: мёртвое время: 0.0001127</text:p>
        <text:p text:style-name="P1">Cчётчик 2: коэффициент: 553.2</text:p>
        <text:p text:style-name="P1">Cчётчик 2: собственный фон: 0</text:p>
        <text:p text:style-name="P1">Cчётчик 3: мёртвое время: 0.0001179</text:p>
        <text:p text:style-name="P1">Cчётчик 3: коэффициент: 438.9</text:p>
        <text:p text:style-name="P1">Cчётчик 3: собственный фон: 0</text:p>
        <text:p text:style-name="P1">Cчётчик 4: мёртвое время: 0.0001153</text:p>
        <text:p text:style-name="P1">Cчётчик 4: коэффициент: 484.9</text:p>
        <text:p text:style-name="P1">Cчётчик 4: собственный фон: 0</text:p>
        <text:p text:style-name="P1">Cчётчик 5: мёртвое время: 0.0001173</text:p>
        <text:p text:style-name="P1">Cчётчик 5: коэффициент: 541.8</text:p>
        <text:p text:style-name="P1">Cчётчик 5: собственный фон: 0</text:p>
        <text:p text:style-name="P1">Cчётчик 6: мёртвое время: 0.0001136</text:p>
        <text:p text:style-name="P1">Cчётчик 6: коэффициент: 648.4</text:p>
        <text:p text:style-name="P1">Cчётчик 6: собственный фон: 0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8M</meta:editing-duration>
    <meta:editing-cycles>10</meta:editing-cycles>
    <meta:generator>OpenOffice/4.1.4$Win32 OpenOffice.org_project/414m5$Build-9788</meta:generator>
    <dc:date>2018-03-02T10:20:16.03</dc:date>
    <meta:print-date>2018-02-12T14:03:25.19</meta:print-date>
    <dc:creator>Vadim Serikov</dc:creator>
    <meta:printed-by>Vadim Serikov</meta:printed-by>
    <meta:document-statistic meta:table-count="0" meta:image-count="0" meta:object-count="0" meta:page-count="1" meta:paragraph-count="147" meta:word-count="608" meta:character-count="4239"/>
    <meta:user-defined meta:name="Info 1"/>
    <meta:user-defined meta:name="Info 2"/>
    <meta:user-defined meta:name="Info 3"/>
    <meta:user-defined meta:name="Info 4"/>
  </office:meta>
</office:document-meta>
</file>